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7f00" draw:fill-color="#ff7f00" draw:textarea-vertical-align="middle" draw:auto-grow-height="false" fo:min-height="6.551cm" fo:min-width="7.301cm"/>
    </style:style>
    <style:style style:name="gr2" style:family="graphic" style:parent-style-name="standard">
      <style:graphic-properties svg:stroke-color="#ff7f00" draw:fill-color="#ffffff" draw:opacity="99%" draw:textarea-horizontal-align="justify" draw:textarea-vertical-align="middle" draw:auto-grow-height="false" fo:min-height="2.35cm" fo:min-width="3.6cm" draw:shadow="visible" draw:shadow-offset-x="0.282cm" draw:shadow-offset-y="0.282cm" draw:shadow-color="#000000" draw:shadow-opacity="25%"/>
    </style:style>
    <style:style style:name="gr3" style:family="graphic" style:parent-style-name="standard">
      <style:graphic-properties svg:stroke-color="#ff7f00" draw:fill-color="#ffffff" draw:opacity="99%" draw:textarea-horizontal-align="justify" draw:textarea-vertical-align="middle" draw:auto-grow-height="false" fo:min-height="1.35cm" fo:min-width="3.8cm" draw:shadow="visible" draw:shadow-offset-x="0.282cm" draw:shadow-offset-y="0.282cm" draw:shadow-color="#000000" draw:shadow-opacity="25%"/>
    </style:style>
    <style:style style:name="gr4" style:family="graphic" style:parent-style-name="standard">
      <style:graphic-properties svg:stroke-color="#ff7f00" draw:fill-color="#ffffff" draw:opacity="99%" draw:textarea-horizontal-align="justify" draw:textarea-vertical-align="middle" draw:auto-grow-height="false" fo:min-height="1.55cm" fo:min-width="6.4cm" draw:shadow="visible" draw:shadow-offset-x="0.282cm" draw:shadow-offset-y="0.282cm" draw:shadow-color="#000000" draw:shadow-opacity="25%"/>
    </style:style>
    <style:style style:name="P1" style:family="paragraph">
      <loext:graphic-properties draw:fill-color="#ff7f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99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.8cm" svg:height="6.8cm" svg:x="9.7cm" svg:y="5.5cm">
          <text:p/>
          <draw:enhanced-geometry svg:viewBox="0 0 21600 21600" draw:text-areas="0 0 21600 21600" draw:type="circular-arrow" draw:modifiers="-89.8034650368806 39.0781750269552 5630.227939024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7.8cm" svg:height="6.8cm" draw:transform="skewX (7.02161589804796E-017) rotate (-2.01725154945505) translate (15.1cm 12.565cm)">
          <text:p/>
          <draw:enhanced-geometry svg:viewBox="0 0 21600 21600" draw:text-areas="0 0 21600 21600" draw:type="circular-arrow" draw:modifiers="-89.8034650368806 39.0781750269552 5630.227939024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7.8cm" svg:height="6.8cm" draw:transform="rotate (2.17276038580774) translate (5.995cm 14.7cm)">
          <text:p/>
          <draw:enhanced-geometry svg:viewBox="0 0 21600 21600" draw:text-areas="0 0 21600 21600" draw:type="circular-arrow" draw:modifiers="-89.8034650368806 39.0781750269552 5630.227939024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4.1cm" svg:height="2.6cm" svg:x="8.762cm" svg:y="5.1cm">
          <text:p text:style-name="P2">Matrices</text:p>
          <text:p text:style-name="P2">casi-Carta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cm" svg:height="1.6cm" svg:x="12.6cm" svg:y="12.8cm">
          <text:p text:style-name="P2">Bigráfica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9cm" svg:height="1.8cm" svg:x="2.8cm" svg:y="11.9cm">
          <text:p text:style-name="P2">Formas cuadráticas</text:p>
          <text:p text:style-name="P2">unitaria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4:41:57.853660861</meta:creation-date>
    <dc:date>2017-06-12T14:56:05.156991614</dc:date>
    <meta:editing-duration>PT3M36S</meta:editing-duration>
    <meta:editing-cycles>1</meta:editing-cycles>
    <meta:document-statistic meta:object-count="6"/>
    <meta:generator>LibreOffice/5.3.1.2$Linux_X86_64 LibreOffice_project/30m0$Build-2</meta:generator>
  </office:meta>
</office:document-meta>
</file>